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urvived</text:p>
          </table:table-cell>
          <table:table-cell office:value-type="string" calcext:value-type="string">
            <text:p>PassengerI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2" calcext:value-type="float">
            <text:p>8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3" calcext:value-type="float">
            <text:p>8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4" calcext:value-type="float">
            <text:p>8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6" calcext:value-type="float">
            <text:p>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7" calcext:value-type="float">
            <text:p>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99" calcext:value-type="float">
            <text:p>8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2" calcext:value-type="float">
            <text:p>9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1" calcext:value-type="float">
            <text:p>9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2" calcext:value-type="float">
            <text:p>9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5" calcext:value-type="float">
            <text:p>9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8" calcext:value-type="float">
            <text:p>9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8" calcext:value-type="float">
            <text:p>92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8" calcext:value-type="float">
            <text:p>9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9" calcext:value-type="float">
            <text:p>9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7" calcext:value-type="float">
            <text:p>1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8" calcext:value-type="float">
            <text:p>1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10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" calcext:value-type="float">
            <text:p>10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3" calcext:value-type="float">
            <text:p>10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4" calcext:value-type="float">
            <text:p>10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5" calcext:value-type="float">
            <text:p>10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7" calcext:value-type="float">
            <text:p>10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8" calcext:value-type="float">
            <text:p>1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9" calcext:value-type="float">
            <text:p>10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2" calcext:value-type="float">
            <text:p>10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3" calcext:value-type="float">
            <text:p>10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4" calcext:value-type="float">
            <text:p>10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5" calcext:value-type="float">
            <text:p>10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6" calcext:value-type="float">
            <text:p>10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8" calcext:value-type="float">
            <text:p>10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0" calcext:value-type="float">
            <text:p>10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1" calcext:value-type="float">
            <text:p>10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2" calcext:value-type="float">
            <text:p>10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3" calcext:value-type="float">
            <text:p>10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6" calcext:value-type="float">
            <text:p>10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8" calcext:value-type="float">
            <text:p>10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1" calcext:value-type="float">
            <text:p>10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3" calcext:value-type="float">
            <text:p>10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4" calcext:value-type="float">
            <text:p>10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5" calcext:value-type="float">
            <text:p>10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6" calcext:value-type="float">
            <text:p>10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7" calcext:value-type="float">
            <text:p>10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9" calcext:value-type="float">
            <text:p>10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1" calcext:value-type="float">
            <text:p>105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4" calcext:value-type="float">
            <text:p>10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5" calcext:value-type="float">
            <text:p>10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6" calcext:value-type="float">
            <text:p>10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0" calcext:value-type="float">
            <text:p>10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1" calcext:value-type="float">
            <text:p>10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2" calcext:value-type="float">
            <text:p>10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4" calcext:value-type="float">
            <text:p>1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5" calcext:value-type="float">
            <text:p>10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6" calcext:value-type="float">
            <text:p>10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7" calcext:value-type="float">
            <text:p>10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8" calcext:value-type="float">
            <text:p>10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9" calcext:value-type="float">
            <text:p>10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3" calcext:value-type="float">
            <text:p>10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4" calcext:value-type="float">
            <text:p>107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5" calcext:value-type="float">
            <text:p>10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6" calcext:value-type="float">
            <text:p>10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0" calcext:value-type="float">
            <text:p>10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1" calcext:value-type="float">
            <text:p>10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3" calcext:value-type="float">
            <text:p>10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5" calcext:value-type="float">
            <text:p>10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7" calcext:value-type="float">
            <text:p>10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9" calcext:value-type="float">
            <text:p>10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0" calcext:value-type="float">
            <text:p>109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7" calcext:value-type="float">
            <text:p>10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2" calcext:value-type="float">
            <text:p>11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3" calcext:value-type="float">
            <text:p>11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5" calcext:value-type="float">
            <text:p>11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7" calcext:value-type="float">
            <text:p>11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08" calcext:value-type="float">
            <text:p>11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4" calcext:value-type="float">
            <text:p>11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5" calcext:value-type="float">
            <text:p>11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8" calcext:value-type="float">
            <text:p>11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0" calcext:value-type="float">
            <text:p>11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1" calcext:value-type="float">
            <text:p>11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3" calcext:value-type="float">
            <text:p>11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5" calcext:value-type="float">
            <text:p>11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6" calcext:value-type="float">
            <text:p>11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29" calcext:value-type="float">
            <text:p>11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0" calcext:value-type="float">
            <text:p>1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2" calcext:value-type="float">
            <text:p>11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4" calcext:value-type="float">
            <text:p>113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5" calcext:value-type="float">
            <text:p>11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7" calcext:value-type="float">
            <text:p>11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8" calcext:value-type="float">
            <text:p>11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9" calcext:value-type="float">
            <text:p>113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1" calcext:value-type="float">
            <text:p>1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2" calcext:value-type="float">
            <text:p>11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3" calcext:value-type="float">
            <text:p>11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4" calcext:value-type="float">
            <text:p>11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5" calcext:value-type="float">
            <text:p>114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7" calcext:value-type="float">
            <text:p>114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9" calcext:value-type="float">
            <text:p>114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0" calcext:value-type="float">
            <text:p>115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2" calcext:value-type="float">
            <text:p>115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3" calcext:value-type="float">
            <text:p>11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5" calcext:value-type="float">
            <text:p>11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7" calcext:value-type="float">
            <text:p>1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8" calcext:value-type="float">
            <text:p>115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59" calcext:value-type="float">
            <text:p>11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0" calcext:value-type="float">
            <text:p>11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3" calcext:value-type="float">
            <text:p>116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4" calcext:value-type="float">
            <text:p>11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5" calcext:value-type="float">
            <text:p>116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1" calcext:value-type="float">
            <text:p>117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2" calcext:value-type="float">
            <text:p>11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3" calcext:value-type="float">
            <text:p>11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4" calcext:value-type="float">
            <text:p>11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6" calcext:value-type="float">
            <text:p>11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9" calcext:value-type="float">
            <text:p>11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1" calcext:value-type="float">
            <text:p>11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2" calcext:value-type="float">
            <text:p>11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3" calcext:value-type="float">
            <text:p>11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4" calcext:value-type="float">
            <text:p>1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7" calcext:value-type="float">
            <text:p>11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8" calcext:value-type="float">
            <text:p>118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9" calcext:value-type="float">
            <text:p>1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0" calcext:value-type="float">
            <text:p>11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1" calcext:value-type="float">
            <text:p>11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3" calcext:value-type="float">
            <text:p>11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8" calcext:value-type="float">
            <text:p>11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3" calcext:value-type="float">
            <text:p>1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4" calcext:value-type="float">
            <text:p>120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7" calcext:value-type="float">
            <text:p>12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9" calcext:value-type="float">
            <text:p>12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0" calcext:value-type="float">
            <text:p>12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1" calcext:value-type="float">
            <text:p>121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3" calcext:value-type="float">
            <text:p>121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4" calcext:value-type="float">
            <text:p>12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5" calcext:value-type="float">
            <text:p>12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7" calcext:value-type="float">
            <text:p>121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8" calcext:value-type="float">
            <text:p>12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9" calcext:value-type="float">
            <text:p>12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1" calcext:value-type="float">
            <text:p>1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2" calcext:value-type="float">
            <text:p>122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3" calcext:value-type="float">
            <text:p>12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" calcext:value-type="float">
            <text:p>12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0" calcext:value-type="float">
            <text:p>123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1" calcext:value-type="float">
            <text:p>12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3" calcext:value-type="float">
            <text:p>123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5" calcext:value-type="float">
            <text:p>123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7" calcext:value-type="float">
            <text:p>1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8" calcext:value-type="float">
            <text:p>12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2" calcext:value-type="float">
            <text:p>12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4" calcext:value-type="float">
            <text:p>12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6" calcext:value-type="float">
            <text:p>12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8" calcext:value-type="float">
            <text:p>12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9" calcext:value-type="float">
            <text:p>124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0" calcext:value-type="float">
            <text:p>12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1" calcext:value-type="float">
            <text:p>125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2" calcext:value-type="float">
            <text:p>12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3" calcext:value-type="float">
            <text:p>12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4" calcext:value-type="float">
            <text:p>1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5" calcext:value-type="float">
            <text:p>125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7" calcext:value-type="float">
            <text:p>12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9" calcext:value-type="float">
            <text:p>125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2" calcext:value-type="float">
            <text:p>12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3" calcext:value-type="float">
            <text:p>12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4" calcext:value-type="float">
            <text:p>12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5" calcext:value-type="float">
            <text:p>12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8" calcext:value-type="float">
            <text:p>12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1" calcext:value-type="float">
            <text:p>127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3" calcext:value-type="float">
            <text:p>12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4" calcext:value-type="float">
            <text:p>127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5" calcext:value-type="float">
            <text:p>12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6" calcext:value-type="float">
            <text:p>12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8" calcext:value-type="float">
            <text:p>127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9" calcext:value-type="float">
            <text:p>12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1" calcext:value-type="float">
            <text:p>128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2" calcext:value-type="float">
            <text:p>12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3" calcext:value-type="float">
            <text:p>128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4" calcext:value-type="float">
            <text:p>12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6" calcext:value-type="float">
            <text:p>128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7" calcext:value-type="float">
            <text:p>12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8" calcext:value-type="float">
            <text:p>128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0" calcext:value-type="float">
            <text:p>129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2" calcext:value-type="float">
            <text:p>129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3" calcext:value-type="float">
            <text:p>129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94" calcext:value-type="float">
            <text:p>129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7" calcext:value-type="float">
            <text:p>12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8" calcext:value-type="float">
            <text:p>129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9" calcext:value-type="float">
            <text:p>129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1" calcext:value-type="float">
            <text:p>13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2" calcext:value-type="float">
            <text:p>130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3" calcext:value-type="float">
            <text:p>13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4" calcext:value-type="float">
            <text:p>1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5" calcext:value-type="float">
            <text:p>13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6" calcext:value-type="float">
            <text:p>130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8" calcext:value-type="float">
            <text:p>13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09" calcext:value-type="float">
            <text:p>13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0T19:15:53.210653137</dc:date>
    <meta:editing-duration>PT5M54S</meta:editing-duration>
    <meta:editing-cycles>3</meta:editing-cycles>
    <meta:generator>LibreOffice/4.3.3.2$Linux_X86_64 LibreOffice_project/430m0$Build-2</meta:generator>
    <meta:document-statistic meta:table-count="1" meta:cell-count="838" meta:object-count="0"/>
  </office:meta>
</office:document-meta>
</file>